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2.063cm" svg:y="16.033cm">
          <draw:image xlink:href="Pictures/10000201000001F4000001F423831B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48:05.394308202</dc:date>
    <dc:creator>elucterio </dc:creator>
    <meta:editing-duration>PT2H10M22S</meta:editing-duration>
    <meta:editing-cycles>17</meta:editing-cycles>
    <meta:generator>LibreOffice/4.2.8.2$Linux_X86_64 LibreOffice_project/420m0$Build-2</meta:generator>
    <meta:document-statistic meta:object-count="140"/>
  </office:meta>
</office:document-meta>
</file>